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1" svg:font-family="Arial1"/>
    <style:font-face style:name="Arial" svg:font-family="Arial"/>
    <style:font-face style:name="Futura-book" svg:font-family="Futura-book"/>
    <style:font-face style:name="Futura-book1" svg:font-family="Futura-book1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/>
    <style:style style:name="ce3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7" style:family="table-cell" style:parent-style-name="Excel_32_Built-in_32_Currency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Excel_32_Built-in_32_Currency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Excel_32_Built-in_32_Currency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style:vertical-align="middl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Excel_32_Built-in_32_Comma" style:data-style-name="N37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Comma" style:data-style-name="N37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CC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Comma" style:data-style-name="N3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Excel_32_Built-in_32_Explanatory_32_Text" style:data-style-name="N39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Futura-book" style:font-name-asian="Futura-book" style:font-name-complex="Futura-book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0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Excel_32_Built-in_32_Comma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Excel_32_Built-in_32_Comma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Comma" style:data-style-name="N37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Futura-book" style:font-name-asian="Futura-book" style:font-name-complex="Futura-book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top" fo:background-color="#FFFFFF" style:cell-protect="none" style:repeat-content="false"/>
      <style:paragraph-properties fo:text-align="end" fo:margin-right="0cm"/>
      <style:text-properties fo:color="#000000" style:font-name="Futura-book1" style:font-name-asian="Futura-book1" style:font-name-complex="Futura-book1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Excel_32_Built-in_32_Comma" style:data-style-name="N37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Futura-book1" style:font-name-asian="Futura-book1" style:font-name-complex="Futura-book1" fo:font-size="10pt" style:font-size-asian="10pt" style:font-size-complex="10pt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Futura-book" style:font-name-asian="Futura-book" style:font-name-complex="Futura-book" fo:font-size="10pt" style:font-size-asian="10pt" style:font-size-complex="10pt"/>
    </style:style>
    <style:style style:name="ce35" style:family="table-cell" style:parent-style-name="Excel_32_Built-in_32_Comma" style:data-style-name="N37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fo:color="#000000" style:font-name="Futura-book" style:font-name-asian="Futura-book" style:font-name-complex="Futura-book" fo:font-size="10pt" style:font-size-asian="10pt" style:font-size-complex="10pt"/>
    </style:style>
    <style:style style:name="ce36" style:family="table-cell" style:parent-style-name="Excel_32_Built-in_32_Comma" style:data-style-name="N37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Futura-book1" style:font-name-asian="Futura-book1" style:font-name-complex="Futura-book1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Futura-book" style:font-name-asian="Futura-book" style:font-name-complex="Futura-book" fo:font-size="10pt" style:font-size-asian="10pt" style:font-size-complex="10pt"/>
    </style:style>
    <style:style style:name="ce38" style:family="table-cell" style:parent-style-name="Excel_32_Built-in_32_Comma" style:data-style-name="N37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Futura-book" style:font-name-asian="Futura-book" style:font-name-complex="Futura-book" fo:font-size="10pt" style:font-size-asian="10pt" style:font-size-complex="10pt"/>
    </style:style>
    <style:style style:name="ce39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6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Excel_32_Built-in_32_Comma" style:data-style-name="N37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CC"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middle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6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36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Excel_32_Built-in_32_Comma" style:data-style-name="N37">
      <style:table-cell-properties fo:border-top="thin solid #000000" fo:border-bottom="thin double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Excel_32_Built-in_32_Comma" style:data-style-name="N38">
      <style:table-cell-properties fo:border-top="thin solid #000000" fo:border-bottom="thin double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Excel_32_Built-in_32_Percent" style:data-style-name="N39">
      <style:table-cell-properties fo:border-top="thin solid #000000" fo:border-bottom="thin double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4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7" style:family="table-cell" style:parent-style-name="Default" style:data-style-name="N4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color="#000000" style:font-name="Futura-book" style:font-name-asian="Futura-book" style:font-name-complex="Futura-book" fo:font-size="10pt" style:font-size-asian="10pt" style:font-size-complex="10pt"/>
    </style:style>
    <style:style style:name="ce59" style:family="table-cell" style:parent-style-name="Excel_32_Built-in_32_Comma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3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Excel_32_Built-in_32_Comma" style:data-style-name="N37">
      <style:table-cell-properties fo:border-top="none" fo:border-bottom="thin double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Excel_32_Built-in_32_Comma" style:data-style-name="N37">
      <style:table-cell-properties fo:border-top="none" fo:border-bottom="thin double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Excel_32_Built-in_32_Comma" style:data-style-name="N37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Comma" style:data-style-name="N37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Comma_32_10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Comma_32_10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3" style:family="table-cell" style:parent-style-name="Default" style:data-style-name="N0"/>
    <style:style style:name="ce74" style:family="table-cell" style:parent-style-name="Default" style:data-style-name="N39"/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1" style:font-name-asian="Arial1" style:font-name-complex="Arial1" fo:font-weight="bold" style:font-weight-asian="bold" style:font-weight-complex="bold"/>
    </style:style>
    <style:style style:name="ce79" style:family="table-cell" style:parent-style-name="Excel_32_Built-in_32_Comma" style:data-style-name="N37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Excel_32_Built-in_32_Currency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1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2" style:family="table-cell" style:parent-style-name="Excel_32_Built-in_32_Comma" style:data-style-name="N37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Excel_32_Built-in_32_Comma" style:data-style-name="N37">
      <style:table-cell-properties fo:border-top="none" fo:border-bottom="thin double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fo:background-color="#FFFFFF"/>
    </style:style>
    <style:style style:name="ce85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1" style:family="table-cell" style:parent-style-name="Excel_32_Built-in_32_Comma_32_10" style:data-style-name="N4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2" style:family="table-cell" style:parent-style-name="Default" style:data-style-name="N41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3" style:family="table-cell" style:parent-style-name="Default" style:data-style-name="N42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4" style:family="table-cell" style:parent-style-name="Default" style:data-style-name="N42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5" style:family="table-cell" style:parent-style-name="Default" style:data-style-name="N42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ce102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3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4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fo:border="thin solid #000000" fo:background-color="#FFFFFF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2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3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4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5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fo:background-color="#FFFFFF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font-family-generic="swiss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 Light" style:font-name-asian="Calibri Light" style:font-name-complex="Calibri Light" style:font-family-generic="swiss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30" style:family="table-cell" style:parent-style-name="Normal_32_2" style:data-style-name="N0">
      <style:table-cell-properties fo:border-top="none" fo:border-bottom="none" fo:border-left="thin solid #000000" fo:border-right="thin solid #000000" fo:background-color="#FF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31" style:family="table-cell" style:parent-style-name="Normal_32_2" style:data-style-name="N3">
      <style:table-cell-properties fo:border-top="none" fo:border-bottom="none" fo:border-left="thin solid #000000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2" style:family="table-cell" style:parent-style-name="Default" style:data-style-name="N0">
      <style:table-cell-properties fo:background-color="#FFFFFF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34" style:family="table-cell" style:parent-style-name="Default" style:data-style-name="N0">
      <style:table-cell-properties fo:border="thin solid #000000" fo:background-color="#FFFFFF"/>
    </style:style>
    <style:style style:name="ce135" style:family="table-cell" style:parent-style-name="Normal_32_2" style:data-style-name="N0">
      <style:table-cell-properties fo:border="thin solid #000000" fo:background-color="#FF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36" style:family="table-cell" style:parent-style-name="Default" style:data-style-name="N3">
      <style:table-cell-properties fo:border="thin solid #000000" fo:background-color="#FFFFFF"/>
    </style:style>
    <style:style style:name="ce137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13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44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45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ce14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4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2910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7.48770833333333cm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1.24354166666667cm" style:use-optimal-column-width="true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0.211666666666667cm"/>
    </style:style>
    <style:style style:name="co12" style:family="table-column">
      <style:table-column-properties fo:break-before="auto" style:column-width="2.32833333333333cm" style:use-optimal-column-width="true"/>
    </style:style>
    <style:style style:name="co13" style:family="table-column">
      <style:table-column-properties fo:break-before="auto" style:column-width="9.18104166666667cm" style:use-optimal-column-width="true"/>
    </style:style>
    <style:style style:name="co14" style:family="table-column">
      <style:table-column-properties fo:break-before="auto" style:column-width="1.87854166666667cm" style:use-optimal-column-width="true"/>
    </style:style>
    <style:style style:name="co15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 table:visibility="collapse"/>
        <table:table-column table:style-name="co4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6" table:default-cell-style-name="ce2"/>
        <table:table-column table:style-name="co8" table:default-cell-style-name="ce1"/>
        <table:table-column table:style-name="co9" table:number-columns-repeated="1009" table:default-cell-style-name="ce1"/>
        <table:table-column table:style-name="co10" table:number-columns-repeated="15360" table:default-cell-style-name="ce1"/>
        <table:table-row table:style-name="ro1">
          <table:table-cell table:style-name="ce4"/>
          <table:table-cell office:value-type="string" table:style-name="ce98">
            <text:p>Cliente:</text:p>
          </table:table-cell>
          <table:table-cell office:value-type="string" table:number-columns-spanned="8" table:number-rows-spanned="1" table:style-name="ce146">
            <text:p>VISACOM S.A</text:p>
          </table:table-cell>
          <table:covered-table-cell table:number-columns-repeated="7"/>
          <table:table-cell office:value-type="string" table:number-columns-spanned="3" table:number-rows-spanned="1" table:style-name="ce147">
            <text:p>P/T:</text:p>
          </table:table-cell>
          <table:covered-table-cell table:number-columns-repeated="2"/>
          <table:table-cell table:number-columns-spanned="2" table:number-rows-spanned="1" table:style-name="ce101"/>
          <table:covered-table-cell/>
          <table:table-cell table:number-columns-repeated="16369" table:style-name="ce4"/>
        </table:table-row>
        <table:table-row table:style-name="ro1">
          <table:table-cell table:style-name="ce4"/>
          <table:table-cell office:value-type="string" table:style-name="ce98">
            <text:p>Sección:</text:p>
          </table:table-cell>
          <table:table-cell office:value-type="string" table:number-columns-spanned="8" table:number-rows-spanned="1" table:style-name="ce146">
            <text:p>Fase 2 – Ejecución</text:p>
          </table:table-cell>
          <table:covered-table-cell table:number-columns-repeated="7"/>
          <table:table-cell office:value-type="string" table:number-columns-spanned="3" table:number-rows-spanned="1" table:style-name="ce147">
            <text:p>Preparado por:</text:p>
          </table:table-cell>
          <table:covered-table-cell table:number-columns-repeated="2"/>
          <table:table-cell office:value-type="string" table:number-columns-spanned="2" table:number-rows-spanned="1" table:style-name="ce102">
            <text:p>Dara Macias</text:p>
          </table:table-cell>
          <table:covered-table-cell/>
          <table:table-cell table:number-columns-repeated="16369" table:style-name="ce4"/>
        </table:table-row>
        <table:table-row table:style-name="ro1">
          <table:table-cell table:style-name="ce4"/>
          <table:table-cell office:value-type="string" table:style-name="ce98">
            <text:p>Area:</text:p>
          </table:table-cell>
          <table:table-cell office:value-type="string" table:number-columns-spanned="8" table:number-rows-spanned="1" table:style-name="ce146">
            <text:p>Ingresos por ventas</text:p>
          </table:table-cell>
          <table:covered-table-cell table:number-columns-repeated="7"/>
          <table:table-cell office:value-type="string" table:number-columns-spanned="3" table:number-rows-spanned="1" table:style-name="ce147">
            <text:p>Fecha:</text:p>
          </table:table-cell>
          <table:covered-table-cell table:number-columns-repeated="2"/>
          <table:table-cell office:value-type="date" office:date-value="2020-10-30T00:00:00" table:number-columns-spanned="2" table:number-rows-spanned="1" table:style-name="ce103">
            <text:p>30/10/2020</text:p>
          </table:table-cell>
          <table:covered-table-cell/>
          <table:table-cell table:number-columns-repeated="16369" table:style-name="ce4"/>
        </table:table-row>
        <table:table-row table:style-name="ro1">
          <table:table-cell table:style-name="ce4"/>
          <table:table-cell office:value-type="string" table:style-name="ce98">
            <text:p>Prueba:</text:p>
          </table:table-cell>
          <table:table-cell office:value-type="string" table:number-columns-spanned="8" table:number-rows-spanned="1" table:style-name="ce146">
            <text:p>Cédula resumen de ventas</text:p>
          </table:table-cell>
          <table:covered-table-cell table:number-columns-repeated="7"/>
          <table:table-cell office:value-type="string" table:number-columns-spanned="3" table:number-rows-spanned="1" table:style-name="ce147">
            <text:p>Revisado por:</text:p>
          </table:table-cell>
          <table:covered-table-cell table:number-columns-repeated="2"/>
          <table:table-cell office:value-type="string" table:number-columns-spanned="2" table:number-rows-spanned="1" table:style-name="ce102">
            <text:p>Carlos Almeida</text:p>
          </table:table-cell>
          <table:covered-table-cell/>
          <table:table-cell table:number-columns-repeated="16369" table:style-name="ce4"/>
        </table:table-row>
        <table:table-row table:style-name="ro1">
          <table:table-cell table:style-name="ce4"/>
          <table:table-cell office:value-type="string" table:style-name="ce98">
            <text:p>Con corte al:</text:p>
          </table:table-cell>
          <table:table-cell office:value-type="string" table:number-columns-spanned="8" table:number-rows-spanned="1" table:style-name="ce146">
            <text:p>Al 31 de diciembre del 2020</text:p>
          </table:table-cell>
          <table:covered-table-cell table:number-columns-repeated="7"/>
          <table:table-cell office:value-type="string" table:number-columns-spanned="3" table:number-rows-spanned="1" table:style-name="ce147">
            <text:p>Fecha:</text:p>
          </table:table-cell>
          <table:covered-table-cell table:number-columns-repeated="2"/>
          <table:table-cell table:number-columns-spanned="2" table:number-rows-spanned="1" table:style-name="ce101"/>
          <table:covered-table-cell/>
          <table:table-cell table:number-columns-repeated="16369" table:style-name="ce4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office:value-type="string" table:number-columns-spanned="1" table:number-rows-spanned="2" table:style-name="ce85">
            <text:p>Código</text:p>
          </table:table-cell>
          <table:table-cell office:value-type="string" table:number-columns-spanned="1" table:number-rows-spanned="2" table:style-name="ce86">
            <text:p>Cuenta</text:p>
          </table:table-cell>
          <table:table-cell office:value-type="string" table:style-name="ce87">
            <text:p>Saldos contables al</text:p>
          </table:table-cell>
          <table:table-cell office:value-type="string" table:style-name="ce88">
            <text:p>Movimientos del</text:p>
          </table:table-cell>
          <table:table-cell table:style-name="ce89"/>
          <table:table-cell office:value-type="string" table:style-name="ce90">
            <text:p>Saldos auditados al</text:p>
          </table:table-cell>
          <table:table-cell office:value-type="string" table:number-columns-spanned="1" table:number-rows-spanned="2" table:style-name="ce85">
            <text:p>Código</text:p>
          </table:table-cell>
          <table:table-cell office:value-type="string" table:number-columns-spanned="1" table:number-rows-spanned="2" table:style-name="ce86">
            <text:p>Cuenta</text:p>
          </table:table-cell>
          <table:table-cell office:value-type="string" table:style-name="ce87">
            <text:p>Saldos auditados al</text:p>
          </table:table-cell>
          <table:table-cell office:value-type="string" table:number-columns-spanned="1" table:number-rows-spanned="2" table:style-name="ce91">
            <text:p>Ref. PT</text:p>
          </table:table-cell>
          <table:table-cell office:value-type="string" table:number-columns-spanned="1" table:number-rows-spanned="2" table:style-name="ce86">
            <text:p>Ref</text:p>
          </table:table-cell>
          <table:table-cell office:value-type="string" table:number-columns-spanned="2" table:number-rows-spanned="1" table:style-name="ce86">
            <text:p>Variaciones</text:p>
          </table:table-cell>
          <table:covered-table-cell/>
          <table:table-cell office:value-type="string" table:number-columns-spanned="1" table:number-rows-spanned="2" table:style-name="ce92">
            <text:p>Obs.</text:p>
          </table:table-cell>
          <table:table-cell table:number-columns-repeated="16369" table:style-name="ce3"/>
        </table:table-row>
        <table:table-row table:style-name="ro1">
          <table:table-cell table:style-name="ce3"/>
          <table:covered-table-cell/>
          <table:covered-table-cell/>
          <table:table-cell office:value-type="date" office:date-value="2020-08-30T00:00:00" table:style-name="ce93">
            <text:p>30-ago-20</text:p>
          </table:table-cell>
          <table:table-cell office:value-type="string" table:style-name="ce94">
            <text:p>período</text:p>
          </table:table-cell>
          <table:table-cell office:value-type="string" table:style-name="ce93">
            <text:p>Créditos</text:p>
          </table:table-cell>
          <table:table-cell office:value-type="date" office:date-value="2020-12-31T00:00:00" table:style-name="ce95">
            <text:p>31-dic-20</text:p>
          </table:table-cell>
          <table:covered-table-cell/>
          <table:covered-table-cell/>
          <table:table-cell office:value-type="date" office:date-value="2019-12-31T00:00:00" table:style-name="ce93">
            <text:p>31-dic-19</text:p>
          </table:table-cell>
          <table:covered-table-cell/>
          <table:covered-table-cell/>
          <table:table-cell office:value-type="string" table:style-name="ce96">
            <text:p>Valor</text:p>
          </table:table-cell>
          <table:table-cell office:value-type="string" table:style-name="ce97">
            <text:p>%</text:p>
          </table:table-cell>
          <table:covered-table-cell/>
          <table:table-cell table:number-columns-repeated="16369" table:style-name="ce3"/>
        </table:table-row>
        <table:table-row table:style-name="ro1"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80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number-columns-repeated="16369" table:style-name="ce4"/>
        </table:table-row>
        <table:table-row table:style-name="ro1">
          <table:table-cell table:style-name="ce4"/>
          <table:table-cell table:style-name="ce18"/>
          <table:table-cell office:value-type="string" table:style-name="ce19">
            <text:p>Ingresos por Actividades</text:p>
          </table:table-cell>
          <table:table-cell table:style-name="ce20"/>
          <table:table-cell table:style-name="ce21"/>
          <table:table-cell table:style-name="ce22"/>
          <table:table-cell table:style-name="ce81"/>
          <table:table-cell table:style-name="ce18"/>
          <table:table-cell office:value-type="string" table:style-name="ce19">
            <text:p>Ingresos por Actividades</text:p>
          </table:table-cell>
          <table:table-cell table:style-name="ce20"/>
          <table:table-cell table:style-name="ce24"/>
          <table:table-cell table:style-name="ce25"/>
          <table:table-cell table:style-name="ce15"/>
          <table:table-cell table:style-name="ce16"/>
          <table:table-cell table:style-name="ce26"/>
          <table:table-cell table:number-columns-repeated="16369" table:style-name="ce4"/>
        </table:table-row>
        <table:table-row table:style-name="ro1">
          <table:table-cell table:style-name="ce4"/>
          <table:table-cell office:value-type="string" table:style-name="ce27">
            <text:p>4.1.2.1</text:p>
          </table:table-cell>
          <table:table-cell office:value-type="string" table:style-name="ce28">
            <text:p>Servicios de Publicidad</text:p>
          </table:table-cell>
          <table:table-cell office:value-type="float" office:value="864726" table:style-name="ce20">
            <text:p>864.726<text:s/>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2">
            <text:p>-<text:s/></text:p>
          </table:table-cell>
          <table:table-cell office:value-type="float" office:value="864726" table:formula="of:=[.D11]+[.E11]-[.F11]" table:style-name="ce81">
            <text:p>864.726<text:s/></text:p>
          </table:table-cell>
          <table:table-cell office:value-type="string" table:style-name="ce27">
            <text:p>4.1.2.1</text:p>
          </table:table-cell>
          <table:table-cell office:value-type="string" table:style-name="ce28">
            <text:p>Servicios de Publicidad</text:p>
          </table:table-cell>
          <table:table-cell office:value-type="float" office:value="1086471" table:style-name="ce20">
            <text:p>1.086.471<text:s/></text:p>
          </table:table-cell>
          <table:table-cell table:style-name="ce24"/>
          <table:table-cell table:style-name="ce25"/>
          <table:table-cell office:value-type="float" office:value="-221745" table:formula="of:=[.G11]-[.J11]" table:style-name="ce15">
            <text:p>(221.745)</text:p>
          </table:table-cell>
          <table:table-cell office:value-type="percentage" office:value="0.67431669727895294" table:formula="of:=[.M11]/[.$M$26]" table:style-name="ce16">
            <text:p>67,43 %</text:p>
          </table:table-cell>
          <table:table-cell table:style-name="ce26"/>
          <table:table-cell table:number-columns-repeated="16369" table:style-name="ce4"/>
        </table:table-row>
        <table:table-row table:style-name="ro1">
          <table:table-cell table:style-name="ce4"/>
          <table:table-cell office:value-type="string" table:style-name="ce27">
            <text:p>4.1.2.2</text:p>
          </table:table-cell>
          <table:table-cell office:value-type="string" table:style-name="ce28">
            <text:p>Comisión de Agencia</text:p>
          </table:table-cell>
          <table:table-cell office:value-type="float" office:value="85714" table:style-name="ce20">
            <text:p>85.714<text:s/>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2">
            <text:p>-<text:s/></text:p>
          </table:table-cell>
          <table:table-cell office:value-type="float" office:value="85714" table:formula="of:=[.D12]+[.E12]-[.F12]" table:style-name="ce81">
            <text:p>85.714<text:s/></text:p>
          </table:table-cell>
          <table:table-cell office:value-type="string" table:style-name="ce27">
            <text:p>4.1.2.2</text:p>
          </table:table-cell>
          <table:table-cell office:value-type="string" table:style-name="ce28">
            <text:p>Comisión de Agencia</text:p>
          </table:table-cell>
          <table:table-cell office:value-type="float" office:value="91131" table:style-name="ce29">
            <text:p>91.131<text:s/></text:p>
          </table:table-cell>
          <table:table-cell table:style-name="ce24"/>
          <table:table-cell table:style-name="ce25"/>
          <table:table-cell office:value-type="float" office:value="-5417" table:formula="of:=[.G12]-[.J12]" table:style-name="ce15">
            <text:p>(5.417)</text:p>
          </table:table-cell>
          <table:table-cell office:value-type="percentage" office:value="1.6472856430404692E-2" table:formula="of:=[.M12]/[.$M$26]" table:style-name="ce16">
            <text:p>1,65 %</text:p>
          </table:table-cell>
          <table:table-cell table:style-name="ce26"/>
          <table:table-cell table:number-columns-repeated="16369" table:style-name="ce4"/>
        </table:table-row>
        <table:table-row table:style-name="ro1">
          <table:table-cell table:style-name="ce4"/>
          <table:table-cell office:value-type="string" table:style-name="ce27">
            <text:p>4.1.2.3</text:p>
          </table:table-cell>
          <table:table-cell office:value-type="string" table:style-name="ce28">
            <text:p>Eventos, Tickets T.H.</text:p>
          </table:table-cell>
          <table:table-cell office:value-type="float" office:value="0" table:style-name="ce20">
            <text:p>-<text:s/>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D13]+[.E13]-[.F13]" table:style-name="ce81">
            <text:p>-<text:s/></text:p>
          </table:table-cell>
          <table:table-cell office:value-type="string" table:style-name="ce27">
            <text:p>4.1.2.3</text:p>
          </table:table-cell>
          <table:table-cell office:value-type="string" table:style-name="ce28">
            <text:p>Eventos, Tickets T.H.</text:p>
          </table:table-cell>
          <table:table-cell office:value-type="float" office:value="60560" table:style-name="ce29">
            <text:p>60.560<text:s/></text:p>
          </table:table-cell>
          <table:table-cell table:style-name="ce24"/>
          <table:table-cell table:style-name="ce25"/>
          <table:table-cell office:value-type="float" office:value="-60560" table:formula="of:=[.G13]-[.J13]" table:style-name="ce15">
            <text:p>(60.560)</text:p>
          </table:table-cell>
          <table:table-cell office:value-type="percentage" office:value="0.18416027052340928" table:formula="of:=[.M13]/[.$M$26]" table:style-name="ce16">
            <text:p>18,42 %</text:p>
          </table:table-cell>
          <table:table-cell table:style-name="ce26"/>
          <table:table-cell table:number-columns-repeated="16369" table:style-name="ce4"/>
        </table:table-row>
        <table:table-row table:style-name="ro1">
          <table:table-cell table:style-name="ce30"/>
          <table:table-cell office:value-type="string" table:style-name="ce27">
            <text:p>4.1.2.4</text:p>
          </table:table-cell>
          <table:table-cell office:value-type="string" table:style-name="ce28">
            <text:p>Auspicios T.H.</text:p>
          </table:table-cell>
          <table:table-cell office:value-type="float" office:value="0" table:style-name="ce20">
            <text:p>-<text:s/>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D14]+[.E14]-[.F14]" table:style-name="ce81">
            <text:p>-<text:s/></text:p>
          </table:table-cell>
          <table:table-cell office:value-type="string" table:style-name="ce27">
            <text:p>4.1.2.4</text:p>
          </table:table-cell>
          <table:table-cell office:value-type="string" table:style-name="ce28">
            <text:p>Auspicios T.H.</text:p>
          </table:table-cell>
          <table:table-cell office:value-type="float" office:value="33500" table:style-name="ce20">
            <text:p>33.500<text:s/></text:p>
          </table:table-cell>
          <table:table-cell table:style-name="ce24"/>
          <table:table-cell table:style-name="ce25"/>
          <table:table-cell office:value-type="float" office:value="-33500" table:formula="of:=[.G14]-[.J14]" table:style-name="ce15">
            <text:p>(33.500)</text:p>
          </table:table-cell>
          <table:table-cell office:value-type="percentage" office:value="0.10187201226113293" table:formula="of:=[.M14]/[.$M$26]" table:style-name="ce16">
            <text:p>10,19 %</text:p>
          </table:table-cell>
          <table:table-cell table:style-name="ce26"/>
          <table:table-cell table:number-columns-repeated="16369" table:style-name="ce30"/>
        </table:table-row>
        <table:table-row table:style-name="ro1">
          <table:table-cell table:style-name="ce4"/>
          <table:table-cell office:value-type="string" table:style-name="ce28">
            <text:p>4.1.4</text:p>
          </table:table-cell>
          <table:table-cell office:value-type="string" table:style-name="ce31">
            <text:p>Rebajas y/o Descuentos sobre Ventas</text:p>
          </table:table-cell>
          <table:table-cell office:value-type="float" office:value="0" table:style-name="ce20">
            <text:p>-<text:s/>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D15]+[.E15]-[.F15]" table:style-name="ce81">
            <text:p>-<text:s/></text:p>
          </table:table-cell>
          <table:table-cell office:value-type="string" table:style-name="ce28">
            <text:p>4.1.4</text:p>
          </table:table-cell>
          <table:table-cell office:value-type="string" table:style-name="ce31">
            <text:p>Rebajas y/o Descuentos sobre Ventas</text:p>
          </table:table-cell>
          <table:table-cell office:value-type="float" office:value="-10508" table:style-name="ce29">
            <text:p>-10.508<text:s/></text:p>
          </table:table-cell>
          <table:table-cell table:style-name="ce32"/>
          <table:table-cell table:style-name="ce25"/>
          <table:table-cell office:value-type="float" office:value="10508" table:formula="of:=[.G15]-[.J15]" table:style-name="ce15">
            <text:p>10.508<text:s/></text:p>
          </table:table-cell>
          <table:table-cell office:value-type="percentage" office:value="-3.1954361338507015E-2" table:formula="of:=[.M15]/[.$M$26]" table:style-name="ce16">
            <text:p>-3,20 %</text:p>
          </table:table-cell>
          <table:table-cell table:style-name="ce26"/>
          <table:table-cell table:number-columns-repeated="16369" table:style-name="ce4"/>
        </table:table-row>
        <table:table-row table:style-name="ro1">
          <table:table-cell table:style-name="ce4"/>
          <table:table-cell table:style-name="ce28"/>
          <table:table-cell table:style-name="ce31"/>
          <table:table-cell table:style-name="ce20"/>
          <table:table-cell table:style-name="ce21"/>
          <table:table-cell table:style-name="ce22"/>
          <table:table-cell table:style-name="ce81"/>
          <table:table-cell table:style-name="ce28"/>
          <table:table-cell table:style-name="ce31"/>
          <table:table-cell table:style-name="ce33"/>
          <table:table-cell table:style-name="ce32"/>
          <table:table-cell table:style-name="ce25"/>
          <table:table-cell table:style-name="ce15"/>
          <table:table-cell table:style-name="ce16"/>
          <table:table-cell table:style-name="ce26"/>
          <table:table-cell table:number-columns-repeated="16369" table:style-name="ce4"/>
        </table:table-row>
        <table:table-row table:style-name="ro1">
          <table:table-cell table:style-name="ce4"/>
          <table:table-cell table:style-name="ce34"/>
          <table:table-cell office:value-type="string" table:style-name="ce19">
            <text:p>Otros Ingresos por Actividades</text:p>
          </table:table-cell>
          <table:table-cell office:value-type="float" office:value="0" table:style-name="ce35">
            <text:p>-<text:s/>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D17]+[.E17]-[.F17]" table:style-name="ce81">
            <text:p>-<text:s/></text:p>
          </table:table-cell>
          <table:table-cell table:style-name="ce34"/>
          <table:table-cell office:value-type="string" table:style-name="ce19">
            <text:p>Otros Ingresos por Actividades</text:p>
          </table:table-cell>
          <table:table-cell office:value-type="float" office:value="0" table:style-name="ce36">
            <text:p>-<text:s/></text:p>
          </table:table-cell>
          <table:table-cell table:style-name="ce24"/>
          <table:table-cell table:style-name="ce25"/>
          <table:table-cell office:value-type="float" office:value="0" table:formula="of:=[.G17]-[.J17]" table:style-name="ce15">
            <text:p>0<text:s/></text:p>
          </table:table-cell>
          <table:table-cell office:value-type="percentage" office:value="0" table:formula="of:=[.M17]/[.$M$26]" table:style-name="ce16">
            <text:p>0,00 %</text:p>
          </table:table-cell>
          <table:table-cell table:style-name="ce26"/>
          <table:table-cell table:number-columns-repeated="16369" table:style-name="ce4"/>
        </table:table-row>
        <table:table-row table:style-name="ro1">
          <table:table-cell table:style-name="ce4"/>
          <table:table-cell office:value-type="string" table:style-name="ce34">
            <text:p>4.2.1</text:p>
          </table:table-cell>
          <table:table-cell office:value-type="string" table:style-name="ce37">
            <text:p>Otros Ingresos</text:p>
          </table:table-cell>
          <table:table-cell office:value-type="float" office:value="0" table:style-name="ce38">
            <text:p>-<text:s/>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D18]+[.E18]-[.F18]" table:style-name="ce81">
            <text:p>-<text:s/></text:p>
          </table:table-cell>
          <table:table-cell office:value-type="string" table:style-name="ce34">
            <text:p>4.2.1</text:p>
          </table:table-cell>
          <table:table-cell office:value-type="string" table:style-name="ce37">
            <text:p>Otros Ingresos</text:p>
          </table:table-cell>
          <table:table-cell office:value-type="float" office:value="169" table:style-name="ce36">
            <text:p>169<text:s/></text:p>
          </table:table-cell>
          <table:table-cell table:style-name="ce24"/>
          <table:table-cell table:style-name="ce25"/>
          <table:table-cell office:value-type="float" office:value="-169" table:formula="of:=[.G18]-[.J18]" table:style-name="ce15">
            <text:p>(169)</text:p>
          </table:table-cell>
          <table:table-cell office:value-type="percentage" office:value="5.1392149469049156E-4" table:formula="of:=[.M18]/[.$M$26]" table:style-name="ce16">
            <text:p>0,05 %</text:p>
          </table:table-cell>
          <table:table-cell table:style-name="ce26"/>
          <table:table-cell table:number-columns-repeated="16369" table:style-name="ce4"/>
        </table:table-row>
        <table:table-row table:style-name="ro1">
          <table:table-cell table:style-name="ce4"/>
          <table:table-cell table:style-name="ce34"/>
          <table:table-cell table:style-name="ce37"/>
          <table:table-cell table:style-name="ce38"/>
          <table:table-cell table:style-name="ce21"/>
          <table:table-cell table:style-name="ce22"/>
          <table:table-cell table:style-name="ce81"/>
          <table:table-cell table:style-name="ce34"/>
          <table:table-cell table:style-name="ce37"/>
          <table:table-cell table:style-name="ce38"/>
          <table:table-cell table:style-name="ce24"/>
          <table:table-cell table:style-name="ce25"/>
          <table:table-cell table:style-name="ce15"/>
          <table:table-cell table:style-name="ce16"/>
          <table:table-cell table:style-name="ce26"/>
          <table:table-cell table:number-columns-repeated="16369" table:style-name="ce4"/>
        </table:table-row>
        <table:table-row table:style-name="ro1">
          <table:table-cell table:style-name="ce4"/>
          <table:table-cell table:style-name="ce34"/>
          <table:table-cell office:value-type="string" table:style-name="ce19">
            <text:p>Ingresos Financieros</text:p>
          </table:table-cell>
          <table:table-cell office:value-type="float" office:value="0" table:style-name="ce38">
            <text:p>-<text:s/>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D20]+[.E20]-[.F20]" table:style-name="ce81">
            <text:p>-<text:s/></text:p>
          </table:table-cell>
          <table:table-cell table:style-name="ce34"/>
          <table:table-cell office:value-type="string" table:style-name="ce19">
            <text:p>Ingresos Financieros</text:p>
          </table:table-cell>
          <table:table-cell office:value-type="float" office:value="0" table:style-name="ce20">
            <text:p>-<text:s/></text:p>
          </table:table-cell>
          <table:table-cell table:style-name="ce39"/>
          <table:table-cell table:style-name="ce25"/>
          <table:table-cell office:value-type="float" office:value="0" table:formula="of:=[.G20]-[.J20]" table:style-name="ce15">
            <text:p>0<text:s/></text:p>
          </table:table-cell>
          <table:table-cell office:value-type="percentage" office:value="0" table:formula="of:=[.M20]/[.$M$26]" table:style-name="ce16">
            <text:p>0,00 %</text:p>
          </table:table-cell>
          <table:table-cell table:style-name="ce26"/>
          <table:table-cell table:number-columns-repeated="16369" table:style-name="ce4"/>
        </table:table-row>
        <table:table-row table:style-name="ro1">
          <table:table-cell table:style-name="ce30"/>
          <table:table-cell office:value-type="string" table:style-name="ce28">
            <text:p>4.3.2</text:p>
          </table:table-cell>
          <table:table-cell office:value-type="string" table:style-name="ce28">
            <text:p>Intereses Ganados cuenta Ahorro</text:p>
          </table:table-cell>
          <table:table-cell office:value-type="float" office:value="5" table:style-name="ce21">
            <text:p>5<text:s/>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2">
            <text:p>-<text:s/></text:p>
          </table:table-cell>
          <table:table-cell office:value-type="float" office:value="5" table:formula="of:=[.D21]+[.E21]-[.F21]" table:style-name="ce81">
            <text:p>5<text:s/></text:p>
          </table:table-cell>
          <table:table-cell office:value-type="string" table:style-name="ce28">
            <text:p>4.3.2</text:p>
          </table:table-cell>
          <table:table-cell office:value-type="string" table:style-name="ce28">
            <text:p>Intereses Ganados cuenta Ahorro</text:p>
          </table:table-cell>
          <table:table-cell office:value-type="float" office:value="20" table:style-name="ce20">
            <text:p>20<text:s/></text:p>
          </table:table-cell>
          <table:table-cell table:style-name="ce24"/>
          <table:table-cell table:style-name="ce25"/>
          <table:table-cell office:value-type="float" office:value="-15" table:formula="of:=[.G21]-[.J21]" table:style-name="ce15">
            <text:p>(15)</text:p>
          </table:table-cell>
          <table:table-cell office:value-type="percentage" office:value="4.5614333848268482E-5" table:formula="of:=[.M21]/[.$M$26]" table:style-name="ce16">
            <text:p>0,00 %</text:p>
          </table:table-cell>
          <table:table-cell office:value-type="string" table:style-name="ce26">
            <text:p>Obs 1</text:p>
          </table:table-cell>
          <table:table-cell table:number-columns-repeated="16369" table:style-name="ce30"/>
        </table:table-row>
        <table:table-row table:style-name="ro1">
          <table:table-cell table:style-name="ce30"/>
          <table:table-cell table:number-columns-repeated="2" table:style-name="ce28"/>
          <table:table-cell table:style-name="ce38"/>
          <table:table-cell table:style-name="ce21"/>
          <table:table-cell table:style-name="ce22"/>
          <table:table-cell table:style-name="ce81"/>
          <table:table-cell table:number-columns-repeated="2" table:style-name="ce28"/>
          <table:table-cell table:style-name="ce20"/>
          <table:table-cell table:style-name="ce24"/>
          <table:table-cell table:style-name="ce25"/>
          <table:table-cell table:style-name="ce15"/>
          <table:table-cell table:style-name="ce16"/>
          <table:table-cell table:style-name="ce26"/>
          <table:table-cell table:number-columns-repeated="16369" table:style-name="ce30"/>
        </table:table-row>
        <table:table-row table:style-name="ro1">
          <table:table-cell table:style-name="ce30"/>
          <table:table-cell table:style-name="ce28"/>
          <table:table-cell office:value-type="string" table:style-name="ce19">
            <text:p>Ingresos de Actividades no Ordinarias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D23]+[.E23]-[.F23]" table:style-name="ce81">
            <text:p>-<text:s/></text:p>
          </table:table-cell>
          <table:table-cell table:style-name="ce28"/>
          <table:table-cell office:value-type="string" table:style-name="ce19">
            <text:p>Ingresos de Actividades no Ordinarias</text:p>
          </table:table-cell>
          <table:table-cell office:value-type="float" office:value="0" table:style-name="ce20">
            <text:p>-<text:s/></text:p>
          </table:table-cell>
          <table:table-cell table:style-name="ce24"/>
          <table:table-cell table:style-name="ce25"/>
          <table:table-cell office:value-type="float" office:value="0" table:formula="of:=[.G23]-[.J23]" table:style-name="ce15">
            <text:p>0<text:s/></text:p>
          </table:table-cell>
          <table:table-cell office:value-type="percentage" office:value="0" table:formula="of:=[.M23]/[.$M$26]" table:style-name="ce16">
            <text:p>0,00 %</text:p>
          </table:table-cell>
          <table:table-cell table:style-name="ce26"/>
          <table:table-cell table:number-columns-repeated="16369" table:style-name="ce30"/>
        </table:table-row>
        <table:table-row table:style-name="ro1">
          <table:table-cell table:style-name="ce30"/>
          <table:table-cell office:value-type="string" table:style-name="ce28">
            <text:p>4.4.3</text:p>
          </table:table-cell>
          <table:table-cell office:value-type="string" table:style-name="ce28">
            <text:p>Otros Ingresos</text:p>
          </table:table-cell>
          <table:table-cell office:value-type="float" office:value="0" table:style-name="ce38">
            <text:p>-<text:s/></text:p>
          </table:table-cell>
          <table:table-cell office:value-type="float" office:value="0" table:style-name="ce21">
            <text:p>-<text:s/>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D24]+[.E24]-[.F24]" table:style-name="ce81">
            <text:p>-<text:s/></text:p>
          </table:table-cell>
          <table:table-cell office:value-type="string" table:style-name="ce28">
            <text:p>4.4.3</text:p>
          </table:table-cell>
          <table:table-cell office:value-type="string" table:style-name="ce28">
            <text:p>Otros Ingresos</text:p>
          </table:table-cell>
          <table:table-cell office:value-type="float" office:value="17946" table:style-name="ce20">
            <text:p>17.946<text:s/></text:p>
          </table:table-cell>
          <table:table-cell table:style-name="ce24"/>
          <table:table-cell table:style-name="ce25"/>
          <table:table-cell office:value-type="float" office:value="-17946" table:formula="of:=[.G24]-[.J24]" table:style-name="ce15">
            <text:p>(17.946)</text:p>
          </table:table-cell>
          <table:table-cell office:value-type="percentage" office:value="5.4572989016068413E-2" table:formula="of:=[.M24]/[.$M$26]" table:style-name="ce16">
            <text:p>5,46 %</text:p>
          </table:table-cell>
          <table:table-cell office:value-type="string" table:style-name="ce26">
            <text:p>Obs 1</text:p>
          </table:table-cell>
          <table:table-cell table:number-columns-repeated="16369" table:style-name="ce30"/>
        </table:table-row>
        <table:table-row table:style-name="ro1">
          <table:table-cell table:style-name="ce4"/>
          <table:table-cell table:style-name="ce5"/>
          <table:table-cell table:style-name="ce40"/>
          <table:table-cell table:style-name="ce23"/>
          <table:table-cell table:style-name="ce21"/>
          <table:table-cell table:style-name="ce22"/>
          <table:table-cell table:style-name="ce82"/>
          <table:table-cell table:style-name="ce41"/>
          <table:table-cell table:style-name="ce42"/>
          <table:table-cell table:style-name="ce23"/>
          <table:table-cell table:style-name="ce43"/>
          <table:table-cell table:style-name="ce44"/>
          <table:table-cell table:style-name="ce15"/>
          <table:table-cell table:style-name="ce16"/>
          <table:table-cell table:style-name="ce17"/>
          <table:table-cell table:number-columns-repeated="16369" table:style-name="ce4"/>
        </table:table-row>
        <table:table-row table:style-name="ro4">
          <table:table-cell table:style-name="ce45"/>
          <table:table-cell table:style-name="ce46"/>
          <table:table-cell office:value-type="string" table:style-name="ce47">
            <text:p>Total</text:p>
          </table:table-cell>
          <table:table-cell office:value-type="float" office:value="950445" table:formula="of:=SUM([.D9:.D24])" table:style-name="ce48">
            <text:p>950.445<text:s/></text:p>
          </table:table-cell>
          <table:table-cell office:value-type="float" office:value="0" table:formula="of:=SUM([.E9:.E24])" table:style-name="ce48">
            <text:p>-<text:s/></text:p>
          </table:table-cell>
          <table:table-cell office:value-type="float" office:value="0" table:formula="of:=SUM([.F9:.F24])" table:style-name="ce48">
            <text:p>-<text:s/></text:p>
          </table:table-cell>
          <table:table-cell office:value-type="float" office:value="950445" table:formula="of:=SUM([.G9:.G24])" table:style-name="ce83">
            <text:p>950.445<text:s/></text:p>
          </table:table-cell>
          <table:table-cell table:number-columns-repeated="2" table:style-name="ce46"/>
          <table:table-cell office:value-type="float" office:value="1279289" table:formula="of:=SUM([.J9:.J24])" table:style-name="ce48">
            <text:p>1.279.289<text:s/></text:p>
          </table:table-cell>
          <table:table-cell table:number-columns-repeated="2" table:style-name="ce48"/>
          <table:table-cell office:value-type="float" office:value="-328844" table:formula="of:=SUM([.M9:.M24])" table:style-name="ce49">
            <text:p>(328.844)</text:p>
          </table:table-cell>
          <table:table-cell table:style-name="ce50"/>
          <table:table-cell table:style-name="ce51"/>
          <table:table-cell table:number-columns-repeated="16369" table:style-name="ce45"/>
        </table:table-row>
        <table:table-row table:style-name="ro5">
          <table:table-cell/>
          <table:table-cell table:number-columns-repeated="5" table:style-name="ce1"/>
          <table:table-cell table:style-name="ce84"/>
          <table:table-cell table:number-columns-repeated="6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style-name="ce52"/>
          <table:table-cell office:value-type="string" table:style-name="ce53">
            <text:p>Saldo al</text:p>
          </table:table-cell>
          <table:table-cell office:value-type="string" table:style-name="ce54">
            <text:p>Saldo al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office:value-type="string" table:style-name="ce55">
            <text:p>Nota a los Ef's</text:p>
          </table:table-cell>
          <table:table-cell office:value-type="date" office:date-value="2020-08-30T00:00:00" table:style-name="ce56">
            <text:p>30/08/2020</text:p>
          </table:table-cell>
          <table:table-cell office:value-type="date" office:date-value="2019-12-31T00:00:00" table:style-name="ce56">
            <text:p>31/12/2019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style-name="ce55"/>
          <table:table-cell table:style-name="ce56"/>
          <table:table-cell table:style-name="ce57"/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office:value-type="string" table:style-name="ce58">
            <text:p>Ventas de Servicios</text:p>
          </table:table-cell>
          <table:table-cell office:value-type="float" office:value="864726" table:formula="of:=[.D11]" table:style-name="ce59">
            <text:p>864.726<text:s/></text:p>
          </table:table-cell>
          <table:table-cell office:value-type="float" office:value="1086471" table:formula="of:=[.J11]" table:style-name="ce60">
            <text:p>1.086.471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office:value-type="string" table:style-name="ce58">
            <text:p>Comisiones Ganadas</text:p>
          </table:table-cell>
          <table:table-cell office:value-type="float" office:value="85714" table:formula="of:=[.D12]" table:style-name="ce59">
            <text:p>85.714<text:s/></text:p>
          </table:table-cell>
          <table:table-cell office:value-type="float" office:value="91131" table:formula="of:=[.J12]" table:style-name="ce60">
            <text:p>91.131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office:value-type="string" table:style-name="ce58">
            <text:p>Ingresos por Eventos Propios</text:p>
          </table:table-cell>
          <table:table-cell office:value-type="float" office:value="0" table:formula="of:=SUM([.D13:.D19])" table:style-name="ce59">
            <text:p>-<text:s/></text:p>
          </table:table-cell>
          <table:table-cell office:value-type="float" office:value="83721" table:formula="of:=SUM([.J13:.J18])" table:style-name="ce60">
            <text:p>83.721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5">
          <table:table-cell/>
          <table:table-cell table:style-name="ce1"/>
          <table:table-cell table:style-name="ce61"/>
          <table:table-cell table:style-name="ce62"/>
          <table:table-cell table:style-name="ce63"/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5">
          <table:table-cell/>
          <table:table-cell table:style-name="ce1"/>
          <table:table-cell office:value-type="string" table:style-name="ce64">
            <text:p>Total</text:p>
          </table:table-cell>
          <table:table-cell office:value-type="float" office:value="950440" table:formula="of:=+SUM([.D31:.D33])" table:style-name="ce65">
            <text:p>950.440<text:s/></text:p>
          </table:table-cell>
          <table:table-cell office:value-type="float" office:value="1261323" table:formula="of:=+SUM([.E31:.E33])" table:style-name="ce66">
            <text:p>1.261.323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67">
            <text:p>Trial</text:p>
          </table:table-cell>
          <table:table-cell table:style-name="ce68"/>
          <table:table-cell table:style-name="ce69"/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office:value-type="string" table:style-name="ce64">
            <text:p>Diferencia</text:p>
          </table:table-cell>
          <table:table-cell office:value-type="float" office:value="950440" table:formula="of:=[.D35]-[.D37]" table:style-name="ce79">
            <text:p>950.440<text:s/></text:p>
          </table:table-cell>
          <table:table-cell office:value-type="float" office:value="1261323" table:formula="of:=[.E35]-[.E37]" table:style-name="ce79">
            <text:p>1.261.323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70">
            <text:p>Fuente:</text:p>
          </table:table-cell>
          <table:table-cell table:number-columns-repeated="6" table:style-name="ce71"/>
          <table:table-cell table:style-name="ce72"/>
          <table:table-cell table:number-columns-repeated="4" table:style-name="ce73"/>
          <table:table-cell table:style-name="ce74"/>
          <table:table-cell table:style-name="ce73"/>
          <table:table-cell table:number-columns-repeated="16369"/>
        </table:table-row>
        <table:table-row table:style-name="ro2">
          <table:table-cell/>
          <table:table-cell office:value-type="string" table:style-name="ce75">
            <text:p>Estados Financieros de la compañía</text:p>
          </table:table-cell>
          <table:table-cell table:number-columns-repeated="6" table:style-name="ce1"/>
          <table:table-cell table:style-name="ce76"/>
          <table:table-cell table:number-columns-repeated="4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table:style-name="ce75"/>
          <table:table-cell table:number-columns-repeated="6" table:style-name="ce1"/>
          <table:table-cell table:style-name="ce76"/>
          <table:table-cell table:number-columns-repeated="4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office:value-type="string" table:style-name="ce77">
            <text:p>Objetivo:</text:p>
          </table:table-cell>
          <table:table-cell table:number-columns-repeated="6" table:style-name="ce1"/>
          <table:table-cell table:style-name="ce76"/>
          <table:table-cell table:number-columns-repeated="4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office:value-type="string" table:style-name="ce75">
            <text:p>Obtener un detalle comparativo de los saldos entre periodos, esto con la finalidad de diseñar procedimientos de auditoría sobre los saldos de las cuentas</text:p>
          </table:table-cell>
          <table:table-cell table:number-columns-repeated="6" table:style-name="ce1"/>
          <table:table-cell table:style-name="ce76"/>
          <table:table-cell table:number-columns-repeated="4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office:value-type="string" table:style-name="ce75">
            <text:p>Identificar las principales variaciones de los saldos.</text:p>
          </table:table-cell>
          <table:table-cell table:number-columns-repeated="6" table:style-name="ce1"/>
          <table:table-cell table:style-name="ce76"/>
          <table:table-cell table:number-columns-repeated="4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table:style-name="ce75"/>
          <table:table-cell table:number-columns-repeated="6" table:style-name="ce1"/>
          <table:table-cell table:style-name="ce76"/>
          <table:table-cell table:number-columns-repeated="4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table:style-name="ce75"/>
          <table:table-cell table:number-columns-repeated="6" table:style-name="ce1"/>
          <table:table-cell table:style-name="ce76"/>
          <table:table-cell table:number-columns-repeated="16375"/>
        </table:table-row>
        <table:table-row table:style-name="ro2">
          <table:table-cell/>
          <table:table-cell office:value-type="string" table:style-name="ce77">
            <text:p>Observaciones:</text:p>
          </table:table-cell>
          <table:table-cell table:number-columns-repeated="6" table:style-name="ce1"/>
          <table:table-cell table:style-name="ce76"/>
          <table:table-cell table:number-columns-repeated="16375"/>
        </table:table-row>
        <table:table-row table:style-name="ro5">
          <table:table-cell/>
          <table:table-cell office:value-type="string" table:style-name="ce78">
            <text:p>Obs 1:</text:p>
          </table:table-cell>
          <table:table-cell office:value-type="string" table:style-name="ce1">
            <text:p>Estos valores serán observados en el calculo para el impuesto a la renta</text:p>
          </table:table-cell>
          <table:table-cell table:number-columns-repeated="10" table:style-name="ce1"/>
          <table:table-cell table:number-columns-repeated="16371"/>
        </table:table-row>
        <table:table-row table:number-rows-repeated="1048525" table:style-name="ro2">
          <table:table-cell table:number-columns-repeated="16384"/>
        </table:table-row>
      </table:table>
      <table:table table:name="Prueba_de_ventas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0" table:number-columns-repeated="2" table:default-cell-style-name="ce1"/>
        <table:table-column table:style-name="co15" table:default-cell-style-name="ce1"/>
        <table:table-column table:style-name="co10" table:number-columns-repeated="16376" table:default-cell-style-name="ce1"/>
        <table:table-row table:style-name="ro2">
          <table:table-cell table:style-name="ce104"/>
          <table:table-cell office:value-type="string" table:style-name="ce105">
            <text:p>Cliente:</text:p>
          </table:table-cell>
          <table:table-cell office:value-type="string" table:style-name="ce106">
            <text:p>VISACOM S.A</text:p>
          </table:table-cell>
          <table:table-cell table:number-columns-repeated="3" table:style-name="ce107"/>
          <table:table-cell table:style-name="ce108"/>
          <table:table-cell office:value-type="string" table:style-name="ce109">
            <text:p>P/T:</text:p>
          </table:table-cell>
          <table:table-cell table:number-columns-spanned="2" table:number-rows-spanned="1" table:style-name="ce110"/>
          <table:covered-table-cell/>
          <table:table-cell table:number-columns-repeated="4" table:style-name="ce104"/>
          <table:table-cell table:number-columns-repeated="16370" table:style-name="ce4"/>
        </table:table-row>
        <table:table-row table:style-name="ro1">
          <table:table-cell table:style-name="ce104"/>
          <table:table-cell office:value-type="string" table:style-name="ce105">
            <text:p>Sección:</text:p>
          </table:table-cell>
          <table:table-cell office:value-type="string" table:style-name="ce106">
            <text:p>Fase 2 – Ejecución</text:p>
          </table:table-cell>
          <table:table-cell table:number-columns-repeated="3" table:style-name="ce107"/>
          <table:table-cell table:style-name="ce111"/>
          <table:table-cell office:value-type="string" table:style-name="ce109">
            <text:p>Preparado por:</text:p>
          </table:table-cell>
          <table:table-cell office:value-type="string" table:number-columns-spanned="2" table:number-rows-spanned="1" table:style-name="ce112">
            <text:p>Dara Macias</text:p>
          </table:table-cell>
          <table:covered-table-cell/>
          <table:table-cell table:number-columns-repeated="4" table:style-name="ce104"/>
          <table:table-cell table:number-columns-repeated="16370" table:style-name="ce4"/>
        </table:table-row>
        <table:table-row table:style-name="ro1">
          <table:table-cell table:style-name="ce104"/>
          <table:table-cell office:value-type="string" table:style-name="ce105">
            <text:p>Area:</text:p>
          </table:table-cell>
          <table:table-cell office:value-type="string" table:style-name="ce106">
            <text:p>Ingresos por ventas y Comisiones</text:p>
          </table:table-cell>
          <table:table-cell table:number-columns-repeated="3" table:style-name="ce107"/>
          <table:table-cell table:style-name="ce111"/>
          <table:table-cell office:value-type="string" table:style-name="ce109">
            <text:p>Fecha:</text:p>
          </table:table-cell>
          <table:table-cell office:value-type="date" office:date-value="2020-10-30T00:00:00" table:number-columns-spanned="2" table:number-rows-spanned="1" table:style-name="ce113">
            <text:p>30/10/2020</text:p>
          </table:table-cell>
          <table:covered-table-cell/>
          <table:table-cell table:number-columns-repeated="4" table:style-name="ce104"/>
          <table:table-cell table:number-columns-repeated="16370" table:style-name="ce4"/>
        </table:table-row>
        <table:table-row table:style-name="ro1">
          <table:table-cell table:style-name="ce104"/>
          <table:table-cell office:value-type="string" table:style-name="ce105">
            <text:p>Prueba:</text:p>
          </table:table-cell>
          <table:table-cell office:value-type="string" table:style-name="ce106">
            <text:p>Prueba de ventas</text:p>
          </table:table-cell>
          <table:table-cell table:number-columns-repeated="3" table:style-name="ce107"/>
          <table:table-cell table:style-name="ce111"/>
          <table:table-cell office:value-type="string" table:style-name="ce109">
            <text:p>Revisado por:</text:p>
          </table:table-cell>
          <table:table-cell office:value-type="string" table:number-columns-spanned="2" table:number-rows-spanned="1" table:style-name="ce112">
            <text:p>Carlos Almeida</text:p>
          </table:table-cell>
          <table:covered-table-cell/>
          <table:table-cell table:number-columns-repeated="4" table:style-name="ce104"/>
          <table:table-cell table:number-columns-repeated="16370" table:style-name="ce4"/>
        </table:table-row>
        <table:table-row table:style-name="ro2">
          <table:table-cell table:style-name="ce104"/>
          <table:table-cell office:value-type="string" table:style-name="ce105">
            <text:p>Con corte al:</text:p>
          </table:table-cell>
          <table:table-cell office:value-type="string" table:style-name="ce106">
            <text:p>Al 31 de diciembre del 2020</text:p>
          </table:table-cell>
          <table:table-cell table:number-columns-repeated="3" table:style-name="ce107"/>
          <table:table-cell table:style-name="ce111"/>
          <table:table-cell office:value-type="string" table:style-name="ce109">
            <text:p>Fecha:</text:p>
          </table:table-cell>
          <table:table-cell table:number-columns-spanned="2" table:number-rows-spanned="1" table:style-name="ce110"/>
          <table:covered-table-cell/>
          <table:table-cell table:number-columns-repeated="4" table:style-name="ce104"/>
          <table:table-cell table:number-columns-repeated="16370" table:style-name="ce4"/>
        </table:table-row>
        <table:table-row table:style-name="ro2">
          <table:table-cell table:style-name="ce104"/>
          <table:table-cell table:style-name="ce114"/>
          <table:table-cell table:number-columns-repeated="4" table:style-name="ce115"/>
          <table:table-cell table:number-columns-repeated="2" table:style-name="ce116"/>
          <table:table-cell table:number-columns-repeated="2" table:style-name="ce117"/>
          <table:table-cell table:number-columns-repeated="4" table:style-name="ce104"/>
          <table:table-cell table:number-columns-repeated="16370" table:style-name="ce4"/>
        </table:table-row>
        <table:table-row table:style-name="ro5">
          <table:table-cell table:style-name="ce84"/>
          <table:table-cell table:style-name="ce118"/>
          <table:table-cell table:style-name="ce119"/>
          <table:table-cell table:style-name="ce120"/>
          <table:table-cell table:style-name="ce119"/>
          <table:table-cell office:value-type="string" table:style-name="ce118">
            <text:p>Ventas de</text:p>
          </table:table-cell>
          <table:table-cell table:style-name="ce119"/>
          <table:table-cell table:number-columns-repeated="2" table:style-name="ce121"/>
          <table:table-cell table:style-name="ce122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office:value-type="string" table:style-name="ce145">
            <text:p>Ventas por cliente</text:p>
          </table:table-cell>
          <table:table-cell table:style-name="ce123"/>
          <table:table-cell office:value-type="string" table:style-name="ce124">
            <text:p>Referencia</text:p>
          </table:table-cell>
          <table:table-cell office:value-type="date" office:date-value="2020-10-01T00:00:00" table:style-name="ce144">
            <text:p>oct-20</text:p>
          </table:table-cell>
          <table:table-cell office:value-type="string" table:style-name="ce125">
            <text:p>nov a dic.</text:p>
          </table:table-cell>
          <table:table-cell office:value-type="date" office:date-value="2020-12-01T00:00:00" table:style-name="ce144">
            <text:p>dic-20</text:p>
          </table:table-cell>
          <table:table-cell table:style-name="ce126"/>
          <table:table-cell office:value-type="string" table:style-name="ce127">
            <text:p>Comentarios</text:p>
          </table:table-cell>
          <table:table-cell table:style-name="ce128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DINADEC S.A.<text:s/></text:p>
          </table:table-cell>
          <table:table-cell table:style-name="ce129"/>
          <table:table-cell office:value-type="float" office:value="738115.53" table:style-name="ce131">
            <text:p>738.116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LA FABRIL</text:p>
          </table:table-cell>
          <table:table-cell table:style-name="ce129"/>
          <table:table-cell office:value-type="float" office:value="89560.47" table:style-name="ce131">
            <text:p>89.560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OTELO &amp; FABELL S.A.</text:p>
          </table:table-cell>
          <table:table-cell table:style-name="ce129"/>
          <table:table-cell office:value-type="float" office:value="63254.340000000004" table:style-name="ce131">
            <text:p>63.254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BANCO GUAYAQUIL S.A.</text:p>
          </table:table-cell>
          <table:table-cell table:style-name="ce129"/>
          <table:table-cell office:value-type="float" office:value="53471.229999999996" table:style-name="ce131">
            <text:p>53.471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UNILEVER ANDINA ECUADOR S.A.</text:p>
          </table:table-cell>
          <table:table-cell table:style-name="ce129"/>
          <table:table-cell office:value-type="float" office:value="33243.649999999994" table:style-name="ce131">
            <text:p>33.244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CERVECERIA NACIONAL CN S.A.</text:p>
          </table:table-cell>
          <table:table-cell table:style-name="ce129"/>
          <table:table-cell office:value-type="float" office:value="21226.7" table:style-name="ce131">
            <text:p>21.227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BENEMERITO CUERPO DE BOMBEROS DE GUAYAQUIL</text:p>
          </table:table-cell>
          <table:table-cell table:style-name="ce129"/>
          <table:table-cell office:value-type="float" office:value="7844" table:style-name="ce131">
            <text:p>7.844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PRODUCTOS TISSUE DEL ECUADOR S.A.</text:p>
          </table:table-cell>
          <table:table-cell table:style-name="ce129"/>
          <table:table-cell office:value-type="float" office:value="2707.04" table:style-name="ce131">
            <text:p>2.707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MC CANN ERICKSON ECUADOR PUBLICIDAD S.A.<text:tab/><text:tab/><text:tab/><text:tab/><text:tab/></text:p>
          </table:table-cell>
          <table:table-cell table:style-name="ce129"/>
          <table:table-cell office:value-type="float" office:value="1705.76" table:style-name="ce131">
            <text:p>1.706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PREDIOS BONAFIDE S.A.</text:p>
          </table:table-cell>
          <table:table-cell table:style-name="ce129"/>
          <table:table-cell office:value-type="float" office:value="1456.48" table:style-name="ce131">
            <text:p>1.456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CHUBB SEGUROS ECUADOR S.A.</text:p>
          </table:table-cell>
          <table:table-cell table:style-name="ce129"/>
          <table:table-cell office:value-type="float" office:value="924" table:style-name="ce131">
            <text:p>924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LEVEL PRINT S.A.</text:p>
          </table:table-cell>
          <table:table-cell table:style-name="ce129"/>
          <table:table-cell office:value-type="float" office:value="161.85" table:style-name="ce131">
            <text:p>162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29"/>
          <table:table-cell office:value-type="string" table:style-name="ce130">
            <text:p>BADITH YAMIL HANNA CONTRERAS</text:p>
          </table:table-cell>
          <table:table-cell table:style-name="ce129"/>
          <table:table-cell office:value-type="float" office:value="45" table:style-name="ce131">
            <text:p>45</text:p>
          </table:table-cell>
          <table:table-cell table:number-columns-repeated="2" table:style-name="ce129"/>
          <table:table-cell table:number-columns-repeated="2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5">
          <table:table-cell table:style-name="ce84"/>
          <table:table-cell table:style-name="ce134"/>
          <table:table-cell office:value-type="string" table:style-name="ce135">
            <text:p>SUMAN</text:p>
          </table:table-cell>
          <table:table-cell table:style-name="ce134"/>
          <table:table-cell office:value-type="float" office:value="1013716.0499999999" table:formula="of:=SUM([.E9:.E21])" table:style-name="ce136">
            <text:p>1.013.716</text:p>
          </table:table-cell>
          <table:table-cell table:number-columns-repeated="2" table:style-name="ce134"/>
          <table:table-cell table:number-columns-repeated="2" table:style-name="ce137"/>
          <table:table-cell table:style-name="ce138"/>
          <table:table-cell table:number-columns-repeated="4" table:style-name="ce84"/>
          <table:table-cell table:number-columns-repeated="16370"/>
        </table:table-row>
        <table:table-row table:style-name="ro2">
          <table:table-cell table:number-columns-repeated="14" table:style-name="ce84"/>
          <table:table-cell table:number-columns-repeated="16370"/>
        </table:table-row>
        <table:table-row table:style-name="ro2">
          <table:table-cell table:style-name="ce84"/>
          <table:table-cell office:value-type="string" table:style-name="ce139">
            <text:p>Fuente:</text:p>
          </table:table-cell>
          <table:table-cell table:number-columns-repeated="7" table:style-name="ce121"/>
          <table:table-cell table:style-name="ce122"/>
          <table:table-cell table:number-columns-repeated="4" table:style-name="ce84"/>
          <table:table-cell table:number-columns-repeated="16370"/>
        </table:table-row>
        <table:table-row table:style-name="ro2">
          <table:table-cell table:style-name="ce84"/>
          <table:table-cell office:value-type="string" table:style-name="ce140">
            <text:p>Importes tomados de los estados financieros, mayor general e información suplementaria proporcionada por la empresa</text:p>
          </table:table-cell>
          <table:table-cell table:number-columns-repeated="7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2">
          <table:table-cell table:style-name="ce84"/>
          <table:table-cell table:style-name="ce140"/>
          <table:table-cell table:number-columns-repeated="7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2">
          <table:table-cell table:style-name="ce84"/>
          <table:table-cell office:value-type="string" table:style-name="ce141">
            <text:p>Objetivo:</text:p>
          </table:table-cell>
          <table:table-cell table:number-columns-repeated="7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2">
          <table:table-cell table:style-name="ce84"/>
          <table:table-cell office:value-type="string" table:style-name="ce140">
            <text:p>Obtener un detalle comparativo de los saldos entre periodos, esto con la finalidad de diseñar procedimientos de auditoría sobre los saldos de las cuentas</text:p>
          </table:table-cell>
          <table:table-cell table:number-columns-repeated="7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2">
          <table:table-cell table:style-name="ce84"/>
          <table:table-cell office:value-type="string" table:style-name="ce140">
            <text:p>Identificar las principales variaciones de los saldos.</text:p>
          </table:table-cell>
          <table:table-cell table:number-columns-repeated="7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number-rows-repeated="2" table:style-name="ro2">
          <table:table-cell table:style-name="ce84"/>
          <table:table-cell table:style-name="ce140"/>
          <table:table-cell table:number-columns-repeated="7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2">
          <table:table-cell table:style-name="ce84"/>
          <table:table-cell office:value-type="string" table:style-name="ce141">
            <text:p>Conclusiones:</text:p>
          </table:table-cell>
          <table:table-cell table:number-columns-repeated="7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2">
          <table:table-cell table:style-name="ce84"/>
          <table:table-cell table:style-name="ce142"/>
          <table:table-cell table:number-columns-repeated="7" table:style-name="ce132"/>
          <table:table-cell table:style-name="ce133"/>
          <table:table-cell table:number-columns-repeated="4" table:style-name="ce84"/>
          <table:table-cell table:number-columns-repeated="16370"/>
        </table:table-row>
        <table:table-row table:style-name="ro2">
          <table:table-cell table:style-name="ce84"/>
          <table:table-cell table:style-name="ce143"/>
          <table:table-cell table:number-columns-repeated="7" table:style-name="ce126"/>
          <table:table-cell table:style-name="ce128"/>
          <table:table-cell table:number-columns-repeated="4" table:style-name="ce84"/>
          <table:table-cell table:number-columns-repeated="16370"/>
        </table:table-row>
        <table:table-row table:number-rows-repeated="31" table:style-name="ro2">
          <table:table-cell table:number-columns-repeated="14" table:style-name="ce84"/>
          <table:table-cell table:number-columns-repeated="16370"/>
        </table:table-row>
        <table:table-row table:number-rows-repeated="10485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1" svg:font-family="Arial1"/>
    <style:font-face style:name="Arial" svg:font-family="Arial"/>
    <style:font-face style:name="Futura-book" svg:font-family="Futura-book"/>
    <style:font-face style:name="Futura-book1" svg:font-family="Futura-book1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>
        <number:embedded-text number:position="0"> </number:embedded-text>
      </number:number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percentage-style style:name="N39">
      <number:number number:decimal-places="2" number:min-integer-digits="1"/>
      <number:text> %</number:text>
    </number:percentage-style>
    <number:date-style style:name="N40">
      <number:day number:style="long"/>
      <number:text>/</number:text>
      <number:month number:style="long"/>
      <number:text>/</number:text>
      <number:year number:style="long"/>
    </number:date-style>
    <number:number-style style:name="N41P0"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1P2">
      <number:text>- </number:text>
    </number:text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-</number:text>
      <number:month number:textual="true"/>
      <number:text>-</number:text>
      <number:year/>
    </number:date-style>
    <number:number-style style:name="N44P0">
      <number:text> </number:text>
      <number:number number:decimal-places="2" number:min-integer-digits="1" number:grouping="true"/>
      <number:text> </number:text>
    </number:number-style>
    <number:number-style style:name="N44P1">
      <number:text>-</number:text>
      <number:number number:decimal-places="2" number:min-integer-digits="1" number:grouping="true"/>
      <number:text> </number:text>
    </number:number-style>
    <number:number-style style:name="N44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number number:decimal-places="2" number:min-integer-digits="1" number:grouping="true"/>
      <number:text> </number:text>
    </number:number-style>
    <number:number-style style:name="N45P1">
      <number:text>-</number:text>
      <number:number number:decimal-places="2" number:min-integer-digits="1" number:grouping="true"/>
      <number:text> </number:text>
    </number:number-style>
    <number:number-style style:name="N45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number number:decimal-places="2" number:min-integer-digits="1" number:grouping="true"/>
      <number:text> </number:text>
    </number:number-style>
    <number:number-style style:name="N46P1">
      <number:text>(</number:text>
      <number:number number:decimal-places="2" number:min-integer-digits="1" number:grouping="true"/>
      <number:text>)</number:text>
    </number:number-style>
    <number:number-style style:name="N4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6"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percentage-style style:name="N47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5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Excel_32_Built-in_32_Comma_32_10" style:display-name="Excel Built-in Comma 10" style:family="table-cell" style:data-style-name="N46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Currency" style:display-name="Excel Built-in Currency" style:family="table-cell" style:data-style-name="N45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Excel_32_Built-in_32_Explanatory_32_Text" style:display-name="Excel Built-in Explanatory Text" style:family="table-cell" style:data-style-name="N47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7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Carlos Almeida</dc:creator>
    <meta:creation-date>2020-11-18T12:40:37Z</meta:creation-date>
    <dc:date>2021-01-13T18:07:36Z</dc:date>
    <meta:editing-cycles>9</meta:editing-cycles>
    <meta:editing-duration>PT2586S</meta:editing-duration>
  </office:meta>
</office:document-meta>
</file>